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945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3.437cm"/>
    </style:style>
    <style:style style:name="gr6" style:family="graphic" style:parent-style-name="standard">
      <style:graphic-properties draw:textarea-horizontal-align="justify" draw:textarea-vertical-align="middle" draw:auto-grow-height="false" fo:min-height="2.163cm" fo:min-width="3.945cm"/>
    </style:style>
    <style:style style:name="gr7" style:family="graphic" style:parent-style-name="standard">
      <style:graphic-properties draw:textarea-horizontal-align="justify" draw:textarea-vertical-align="middle" draw:auto-grow-height="false" fo:min-height="2.544cm" fo:min-width="5.46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163cm" fo:min-width="3.31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12" style:family="graphic" style:parent-style-name="standard">
      <style:graphic-properties draw:textarea-horizontal-align="justify" draw:textarea-vertical-align="middle" draw:auto-grow-height="false" fo:min-height="1.909cm" fo:min-width="2.294cm"/>
    </style:style>
    <style:style style:name="gr13" style:family="graphic" style:parent-style-name="standard">
      <style:graphic-properties draw:textarea-horizontal-align="justify" draw:textarea-vertical-align="middle" draw:auto-grow-height="false" fo:min-height="1.655cm" fo:min-width="5.596cm"/>
    </style:style>
    <style:style style:name="gr14" style:family="graphic" style:parent-style-name="standard">
      <style:graphic-properties draw:textarea-horizontal-align="justify" draw:textarea-vertical-align="middle" draw:auto-grow-height="false" fo:min-height="0.893cm" fo:min-width="9.4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2.032cm" svg:x="2.651cm" svg:y="4.048cm">
          <text:p text:style-name="P1">爬虫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.905cm" svg:x="2.651cm" svg:y="7.731cm">
          <text:p text:style-name="P1">数据分类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1.778cm" svg:x="2.397cm" svg:y="11.16cm">
          <text:p text:style-name="P1">数据库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318cm" svg:height="2.286cm" svg:x="7.985cm" svg:y="13.7cm">
          <text:p text:style-name="P1">数据挖掘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937cm" svg:height="2.286cm" svg:x="8.239cm" svg:y="6.08cm">
          <text:p text:style-name="P1">对用户进行角色画像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2.413cm" svg:x="8.493cm" svg:y="2.27cm">
          <text:p text:style-name="P1">用户信息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969cm" svg:height="2.794cm" svg:x="8.239cm" svg:y="10.017cm">
          <text:p text:style-name="P1">用户的角色细化（标签，二次数据）</text:p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937cm" svg:y1="6.08cm" svg:x2="4.556cm" svg:y2="7.858cm">
          <text:p/>
        </draw:line>
        <draw:line draw:style-name="gr8" draw:text-style-name="P1" draw:layer="layout" svg:x1="4.556cm" svg:y1="9.636cm" svg:x2="4.429cm" svg:y2="11.16cm">
          <text:p/>
        </draw:line>
        <draw:line draw:style-name="gr8" draw:text-style-name="P1" draw:layer="layout" svg:x1="4.81cm" svg:y1="12.938cm" svg:x2="7.985cm" svg:y2="15.097cm">
          <text:p/>
        </draw:line>
        <draw:line draw:style-name="gr8" draw:text-style-name="P1" draw:layer="layout" svg:x1="10.525cm" svg:y1="4.683cm" svg:x2="10.525cm" svg:y2="6.08cm">
          <text:p/>
        </draw:line>
        <draw:line draw:style-name="gr8" draw:text-style-name="P1" draw:layer="layout" svg:x1="9.763cm" svg:y1="8.493cm" svg:x2="9.636cm" svg:y2="10.271cm">
          <text:p/>
        </draw:line>
        <draw:line draw:style-name="gr8" draw:text-style-name="P1" draw:layer="layout" svg:x1="9.763cm" svg:y1="12.43cm" svg:x2="9.636cm" svg:y2="13.7cm">
          <text:p/>
        </draw:line>
        <draw:custom-shape draw:style-name="gr9" draw:text-style-name="P1" draw:layer="layout" svg:width="3.81cm" svg:height="2.413cm" svg:x="8.112cm" svg:y="17.637cm">
          <text:p text:style-name="P1">数据转发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017cm" svg:y1="16.113cm" svg:x2="10.271cm" svg:y2="17.637cm">
          <text:p/>
        </draw:line>
        <draw:custom-shape draw:style-name="gr10" draw:text-style-name="P1" draw:layer="layout" svg:width="2.54cm" svg:height="1.524cm" svg:x="13.192cm" svg:y="16.494cm">
          <text:p text:style-name="P1">PC端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1.778cm" svg:x="13.319cm" svg:y="19.161cm">
          <text:p text:style-name="P1">微信端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94cm" svg:height="2.159cm" svg:x="12.811cm" svg:y="22.336cm">
          <text:p text:style-name="P1">app端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795cm" svg:y1="18.018cm" svg:x2="13.319cm" svg:y2="17.383cm">
          <text:p/>
        </draw:line>
        <draw:line draw:style-name="gr8" draw:text-style-name="P1" draw:layer="layout" svg:x1="11.922cm" svg:y1="19.542cm" svg:x2="13.446cm" svg:y2="19.923cm">
          <text:p/>
        </draw:line>
        <draw:line draw:style-name="gr8" draw:text-style-name="P1" draw:layer="layout" svg:x1="9.89cm" svg:y1="20.05cm" svg:x2="12.938cm" svg:y2="22.717cm">
          <text:p/>
        </draw:line>
        <draw:line draw:style-name="gr8" draw:text-style-name="P1" draw:layer="layout" svg:x1="6.969cm" svg:y1="4.937cm" svg:x2="8.493cm" svg:y2="4.175cm">
          <text:p/>
        </draw:line>
        <draw:custom-shape draw:style-name="gr13" draw:text-style-name="P1" draw:layer="layout" svg:width="6.096cm" svg:height="1.905cm" svg:x="14.335cm" svg:y="2.905cm">
          <text:p text:style-name="P1">人工筛选（推荐，邀请）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462cm" svg:y1="3.413cm" svg:x2="12.811cm" svg:y2="3.794cm">
          <text:p/>
        </draw:line>
        <draw:custom-shape draw:style-name="gr14" draw:text-style-name="P1" draw:layer="layout" svg:width="9.906cm" svg:height="1.143cm" svg:x="4.937cm" svg:y="0.365cm">
          <text:p text:style-name="P1">注册（第三方注册，微博，微信，脉脉）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.508cm" svg:x2="10.525cm" svg:y2="2.397cm">
          <text:p/>
        </draw:line>
        <draw:line draw:style-name="gr8" draw:text-style-name="P1" draw:layer="layout" svg:x1="6.334cm" svg:y1="1.508cm" svg:x2="4.937cm" svg:y2="4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cean </meta:initial-creator>
    <meta:creation-date>2015-05-28T15:02:27.713375879</meta:creation-date>
    <dc:date>2015-05-28T15:36:03.095044885</dc:date>
    <dc:creator>ocean </dc:creator>
    <meta:editing-duration>PT33M27S</meta:editing-duration>
    <meta:editing-cycles>17</meta:editing-cycles>
    <meta:generator>LibreOffice/4.3.2.2$Linux_X86_64 LibreOffice_project/edfb5295ba211bd31ad47d0bad0118690f76407d</meta:generator>
    <meta:document-statistic meta:object-count="27"/>
  </office:meta>
</office:document-meta>
</file>